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text-properties officeooo:paragraph-rsid="001167eb"/>
    </style:style>
    <style:style style:name="P3" style:family="paragraph" style:parent-style-name="Text_20_body">
      <style:text-properties officeooo:paragraph-rsid="001789ba"/>
    </style:style>
    <style:style style:name="P4" style:family="paragraph" style:parent-style-name="Heading_20_1">
      <style:text-properties officeooo:paragraph-rsid="0012a3cd"/>
    </style:style>
    <style:style style:name="P5" style:family="paragraph" style:parent-style-name="Heading_20_1">
      <style:text-properties officeooo:paragraph-rsid="001789ba"/>
    </style:style>
    <style:style style:name="P6" style:family="paragraph" style:parent-style-name="Preformatted_20_Text">
      <style:text-properties officeooo:paragraph-rsid="001167eb"/>
    </style:style>
    <style:style style:name="P7" style:family="paragraph" style:parent-style-name="Preformatted_20_Text">
      <style:text-properties officeooo:paragraph-rsid="001789ba"/>
    </style:style>
    <style:style style:name="P8" style:family="paragraph" style:parent-style-name="Heading_20_2">
      <style:text-properties officeooo:paragraph-rsid="001167eb"/>
    </style:style>
    <style:style style:name="P9" style:family="paragraph" style:parent-style-name="Heading_20_2">
      <style:text-properties officeooo:paragraph-rsid="001789ba"/>
    </style:style>
    <style:style style:name="P10" style:family="paragraph" style:parent-style-name="Heading_20_2">
      <style:text-properties officeooo:paragraph-rsid="001b3eca"/>
    </style:style>
    <style:style style:name="P11" style:family="paragraph" style:parent-style-name="List_20_Contents">
      <style:text-properties officeooo:paragraph-rsid="001167eb"/>
    </style:style>
    <style:style style:name="P12" style:family="paragraph" style:parent-style-name="List_20_Contents">
      <style:text-properties officeooo:paragraph-rsid="001634ea"/>
    </style:style>
    <style:style style:name="P13" style:family="paragraph" style:parent-style-name="List_20_Contents">
      <style:text-properties officeooo:paragraph-rsid="001789ba"/>
    </style:style>
    <style:style style:name="P14" style:family="paragraph" style:parent-style-name="Heading_20_3">
      <style:text-properties officeooo:paragraph-rsid="001789ba"/>
    </style:style>
    <style:style style:name="P1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0f2e6c"/>
    </style:style>
    <style:style style:name="T2" style:family="text">
      <style:text-properties officeooo:rsid="000fa6a6"/>
    </style:style>
    <style:style style:name="T3" style:family="text">
      <style:text-properties officeooo:rsid="001167eb"/>
    </style:style>
    <style:style style:name="T4" style:family="text">
      <style:text-properties officeooo:rsid="0012a3cd"/>
    </style:style>
    <style:style style:name="T5" style:family="text">
      <style:text-properties officeooo:rsid="001634ea"/>
    </style:style>
    <style:style style:name="T6" style:family="text">
      <style:text-properties officeooo:rsid="00164cf7"/>
    </style:style>
    <style:style style:name="T7" style:family="text">
      <style:text-properties officeooo:rsid="001789ba"/>
    </style:style>
    <style:style style:name="T8" style:family="text">
      <style:text-properties officeooo:rsid="0018ed83"/>
    </style:style>
    <style:style style:name="T9" style:family="text">
      <style:text-properties officeooo:rsid="001b3ec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X-TOOLBOX</text:p>
      <text:p text:style-name="P1">Flight Analysis Scripting Language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s/>1 SET<text:tab/>2</text:p>
          <text:p text:style-name="P16"><text:s/>1.1 Definition<text:tab/>2</text:p>
          <text:p text:style-name="P16"><text:s/>1.2 Examples<text:tab/>2</text:p>
          <text:p text:style-name="P15"><text:s/>2 MAP<text:tab/>3</text:p>
          <text:p text:style-name="P16"><text:s/>2.1 Constructors<text:tab/>3</text:p>
          <text:p text:style-name="P16"><text:s/>2.2 Examples<text:tab/>3</text:p>
          <text:p text:style-name="P15"><text:s/>3 TASK<text:tab/>4</text:p>
          <text:p text:style-name="P16"><text:s/>3.1 Constructor<text:tab/>4</text:p>
          <text:p text:style-name="P16"><text:s/>3.2 Examples<text:tab/>4</text:p>
          <text:p text:style-name="P15"><text:s/>4 AREA<text:tab/>5</text:p>
          <text:p text:style-name="P16"><text:s/>4.1 Constructors<text:tab/>5</text:p>
          <text:p text:style-name="P16"><text:s/>4.2 Display modes<text:tab/>5</text:p>
          <text:p text:style-name="P16"><text:s/>4.3 Examples<text:tab/>5</text:p>
          <text:p text:style-name="P15"><text:s/>5 POINT<text:tab/>6</text:p>
          <text:p text:style-name="P16"><text:s/>5.1 Static point (S) constructors<text:tab/>6</text:p>
          <text:p text:style-name="P16"><text:s/>5.2 Point from a list (L) constructors<text:tab/>6</text:p>
          <text:p text:style-name="P16"><text:s/>5.3 Logger mark (M) constructors<text:tab/>7</text:p>
          <text:p text:style-name="P16"><text:s/>5.4 Track point (T) constructors<text:tab/>7</text:p>
          <text:p text:style-name="P16"><text:s/>5.5 Display modes<text:tab/>9</text:p>
          <text:p text:style-name="P16"><text:s/>5.6 Examples<text:tab/>10</text:p>
          <text:p text:style-name="P15"><text:s/>6 RESULT<text:tab/>11</text:p>
          <text:p text:style-name="P16"><text:s/>6.1 Constructors<text:tab/>11</text:p>
          <text:p text:style-name="P16"><text:s/>6.2 Examples<text:tab/>11</text:p>
          <text:p text:style-name="P15"><text:s/>7 FILTER<text:tab/>12</text:p>
          <text:p text:style-name="P16"><text:s/>7.1 Constructors<text:tab/>12</text:p>
          <text:p text:style-name="P16"><text:s/>7.2 Examples<text:tab/>12</text:p>
          <text:p text:style-name="P15"><text:s/>8 Full task examples<text:tab/>13</text:p>
          <text:p text:style-name="P16"><text:s/>8.1 Judge Declared Goal<text:tab/>13</text:p>
          <text:p text:style-name="P16"><text:s/>8.2 Hesitation Waltz with logger marker drop<text:tab/>13</text:p>
          <text:p text:style-name="P15"><text:s/>9 IDEAS<text:tab/>14</text:p>
        </text:index-body>
      </text:table-of-content>
      <text:h text:style-name="Heading_20_1" text:outline-level="1">SET</text:h>
      <text:p text:style-name="Preformatted_20_Text">set &lt;key&gt; = &lt;value&gt;</text:p>
      <text:p text:style-name="Text_20_body">Allows to set different options.</text:p>
      <text:h text:style-name="Heading_20_2" text:outline-level="2">Definition</text:h>
      <text:h text:style-name="Heading_20_3" text:outline-level="3">Key DATE: flight date</text:h>
      <text:p text:style-name="Preformatted_20_Text">Set DATE = &lt;value&gt;</text:p>
      <text:p text:style-name="Text_20_body">Sets the flight date</text:p>
      <text:p text:style-name="List_20_Contents">&lt;value&gt; is the flight date in format yyyy/mm/dd</text:p>
      <text:h text:style-name="Heading_20_3" text:outline-level="3">Key TIME: flight time</text:h>
      <text:p text:style-name="Preformatted_20_Text">Set TIME = &lt;value&gt;</text:p>
      <text:p text:style-name="Text_20_body">Sets the flight time</text:p>
      <text:p text:style-name="List_20_Contents">&lt;value&gt; is AM or PM</text:p>
      <text:h text:style-name="Heading_20_3" text:outline-level="3">Key QNH</text:h>
      <text:p text:style-name="Preformatted_20_Text">set QNH = &lt;value&gt;</text:p>
      <text:p text:style-name="Text_20_body">Sets the QNH value</text:p>
      <text:p text:style-name="List_20_Contents">&lt;value&gt; is the qnh value</text:p>
      <text:h text:style-name="Heading_20_3" text:outline-level="3">Key DATUM</text:h>
      <text:p text:style-name="Preformatted_20_Text">set DATUM = &lt;datumName&gt;</text:p>
      <text:p text:style-name="Text_20_body">Sets the default datum.</text:p>
      <text:p text:style-name="List_20_Contents">&lt;datumName&gt; is the datum <text:span text:style-name="T5">name</text:span></text:p>
      <text:h text:style-name="Heading_20_3" text:outline-level="3"><text:span text:style-name="T5">Key TASKORDER</text:span></text:h>
      <text:p text:style-name="Preformatted_20_Text"><text:span text:style-name="T5">set TASKORDER = &lt;type&gt;</text:span></text:p>
      <text:p text:style-name="Text_20_body"><text:span text:style-name="T5">Sets the task completion order.</text:span></text:p>
      <text:p text:style-name="P12"><text:span text:style-name="T5">&lt;type&gt; is BYORDER or FREE</text:span></text:p>
      <text:h text:style-name="Heading_20_2" text:outline-level="2">Examples</text:h>
      <text:p text:style-name="Preformatted_20_Text">set DATE = 2010/09/19<text:line-break/>set TIME = AM<text:line-break/>set DATUM = European 1950<text:line-break/>set QNH = 1013</text:p>
      <text:h text:style-name="Heading_20_1" text:outline-level="1">MAP</text:h>
      <text:p text:style-name="Preformatted_20_Text">MAP &lt;name&gt; = &lt;type&gt;(&lt;params&gt;)</text:p>
      <text:p text:style-name="Text_20_body">Displays a base map. Only one instance of map is allowed.</text:p>
      <text:h text:style-name="Heading_20_2" text:outline-level="2">Constructors</text:h>
      <text:h text:style-name="Heading_20_3" text:outline-level="3">Type RASTER</text:h>
      <text:p text:style-name="Preformatted_20_Text">RASTER(&lt;fileName&gt;)</text:p>
      <text:p text:style-name="Text_20_body">Loads a bitmap image/world file pair. See <text:a xlink:type="simple" xlink:href="http://en.wikipedia.org/wiki/World_file">http://en.wikipedia.org/wiki/World_file</text:a> for more information. Compatible bitmap types are <text:span text:style-name="T5">bmp, gif, jpg, png, tif</text:span>.</text:p>
      <text:p text:style-name="List_20_Contents">&lt;fileName&gt; is the bitmap file name. A corresponding world file must exist.</text:p>
      <text:h text:style-name="Heading_20_3" text:outline-level="3">Type BLANK</text:h>
      <text:p text:style-name="Preformatted_20_Text">BLANK()</text:p>
      <text:p text:style-name="Text_20_body">Loads a blank map.</text:p>
      <text:h text:style-name="Heading_20_2" text:outline-level="2">Examples</text:h>
      <text:p text:style-name="P6">map Competition<text:span text:style-name="T5">Map</text:span> = RASTER(competitionarea.png)<text:line-break/>map Competition<text:span text:style-name="T5">Map</text:span> = BLANK()</text:p>
      <text:h text:style-name="Heading_20_1" text:outline-level="1">TASK</text:h>
      <text:h text:style-name="P8" text:outline-level="2">Constructor</text:h>
      <text:p text:style-name="P6">TASK &lt;taskName&gt; = &lt;taskType&gt;()</text:p>
      <text:p text:style-name="P11">&lt;taskType&gt; is one of the AXMER allowed task types: PDG, JDG, HWZ, FIN, FON, HNH, WSD, GBM, CRT, RTA, ELB, LRN, MDT, SFL, MDD, XDT, XDI, XDD, ANG, 3DT</text:p>
      <text:h text:style-name="P8" text:outline-level="2">Examples</text:h>
      <text:p text:style-name="P6"><text:span text:style-name="T3">TASK Task3HWZ = HWZ()<text:line-break/>TASK Task2 = JDG()</text:span></text:p>
      <text:h text:style-name="Heading_20_1" text:outline-level="1">AREA</text:h>
      <text:p text:style-name="Preformatted_20_Text">AREA &lt;name&gt; = &lt;areaType&gt;(&lt;area params&gt;) [&lt;displayMode&gt;(&lt;display params&gt;)]</text:p>
      <text:h text:style-name="Heading_20_2" text:outline-level="2">Constructors</text:h>
      <text:p text:style-name="Preformatted_20_Text">&lt;areaType&gt;(&lt;area params&gt;)</text:p>
      <text:h text:style-name="Heading_20_3" text:outline-level="3">Type CIRCLE: Circular area</text:h>
      <text:p text:style-name="Preformatted_20_Text">CIRCLE(&lt;center&gt;, &lt;radius&gt;)</text:p>
      <text:p text:style-name="List_20_Contents">&lt;center&gt; is a point name used as the circle center</text:p>
      <text:p text:style-name="List_20_Contents">&lt;radius&gt; is the circle radius</text:p>
      <text:h text:style-name="Heading_20_3" text:outline-level="3">Type POLY: Polygonal area</text:h>
      <text:p text:style-name="Preformatted_20_Text">POLY(&lt;fileName&gt;)</text:p>
      <text:p text:style-name="List_20_Contents">&lt;fileName&gt; is the name of a track file containing the polygon (trk, igc)</text:p>
      <text:h text:style-name="Heading_20_2" text:outline-level="2">Display modes</text:h>
      <text:p text:style-name="Preformatted_20_Text">&lt;displayMode&gt;(&lt;display params&gt;)</text:p>
      <text:p text:style-name="Text_20_body">The display mode is optional. If it is not specified, DEFAULT(blue) is used.</text:p>
      <text:h text:style-name="Heading_20_3" text:outline-level="3">Mode NONE</text:h>
      <text:p text:style-name="Preformatted_20_Text">NONE()</text:p>
      <text:p text:style-name="Text_20_body">The area will not be displayed.</text:p>
      <text:h text:style-name="Heading_20_3" text:outline-level="3">Mode DEFAULT</text:h>
      <text:p text:style-name="Preformatted_20_Text">DEFAULT([&lt;color&gt;])</text:p>
      <text:p text:style-name="Text_20_body">Draws the area according to its type.</text:p>
      <text:p text:style-name="List_20_Contents">&lt;color&gt; is one of blue, brown, gray, green, orange, pink, red, violet, white, yellow. If no color is specified, blue will be used.</text:p>
      <text:h text:style-name="Heading_20_2" text:outline-level="2">Examples</text:h>
      <text:p text:style-name="Preformatted_20_Text">area Area1 = CIRCLE(P10, 100) DEFAULT(green)<text:line-break/>area Area2 = POLY(area2.trk) <text:line-break/>area Area3 = CIRCLE(P10, 500) NONE()</text:p>
      <text:h text:style-name="Heading_20_1" text:outline-level="1">POINT</text:h>
      <text:p text:style-name="Preformatted_20_Text">POINT &lt;name&gt; = &lt;pointType&gt;(&lt;point params&gt;) [&lt;displayMode&gt;(&lt;display params&gt;)]</text:p>
      <text:h text:style-name="Heading_20_2" text:outline-level="2">Static point (S) constructors</text:h>
      <text:p text:style-name="Text_20_body">The S constructors return a statically defined point.</text:p>
      <text:h text:style-name="Heading_20_3" text:outline-level="3">Type SLL: WGS84 lat/long</text:h>
      <text:p text:style-name="Preformatted_20_Text">SLL(&lt;lat&gt;, &lt;long&gt;, &lt;alt&gt;)</text:p>
      <text:p text:style-name="Text_20_body">Returns a statically defined point using WGS lat/lon coordinates.</text:p>
      <text:p text:style-name="List_20_Contents">&lt;lat&gt; is the latitude coordinate</text:p>
      <text:p text:style-name="List_20_Contents">&lt;long&gt; is the longitude coordinate</text:p>
      <text:p text:style-name="List_20_Contents">&lt;alt&gt; is the altitude (in feet)</text:p>
      <text:h text:style-name="Heading_20_3" text:outline-level="3">Type SUTM: UTM</text:h>
      <text:p text:style-name="Preformatted_20_Text">SUTM(&lt;utmZone&gt;, &lt;easting&gt;, &lt;northing&gt;, &lt;alt&gt;</text:p>
      <text:p text:style-name="Text_20_body">Returns a statically defined point using UTM coordinates in the default datum.</text:p>
      <text:p text:style-name="List_20_Contents">&lt;utmZone&gt; is the UTM zone designator</text:p>
      <text:p text:style-name="List_20_Contents">&lt;easting&gt; is the easting coordinate</text:p>
      <text:p text:style-name="List_20_Contents">&lt;northing&gt; is the northing coordinate</text:p>
      <text:p text:style-name="List_20_Contents">&lt;alt&gt; is the altitude (in feet)</text:p>
      <text:h text:style-name="Heading_20_2" text:outline-level="2">Point from a list (L) constructors</text:h>
      <text:p text:style-name="Text_20_body">The L constructors return a point chosen form a list of predefined points.</text:p>
      <text:h text:style-name="Heading_20_3" text:outline-level="3">Type LNP: nearest to point</text:h>
      <text:p text:style-name="Preformatted_20_Text">LNP(&lt;desiredPoint&gt;, &lt;listPoint1&gt;, &lt;listPoint2&gt;, ...)</text:p>
      <text:p text:style-name="Text_20_body">Returns the point closest to a desired one from a list of predefined points.</text:p>
      <text:h text:style-name="Heading_20_3" text:outline-level="3">Type LFT: first in time</text:h>
      <text:p text:style-name="Preformatted_20_Text">LFT(&lt;listPoint1&gt;, &lt;listPoint2&gt;, …)</text:p>
      <text:p text:style-name="Text_20_body">Returns the earliest point from a list of points.</text:p>
      <text:h text:style-name="Heading_20_3" text:outline-level="3">Type LLT: last in time</text:h>
      <text:p text:style-name="Preformatted_20_Text">LLT(&lt;listPoint1&gt;, &lt;listPoint2&gt;, …)</text:p>
      <text:p text:style-name="Text_20_body">Returns the latest point from a list of points.</text:p>
      <text:h text:style-name="Heading_20_3" text:outline-level="3"><text:soft-page-break/>Type LFNN: first not null</text:h>
      <text:p text:style-name="Preformatted_20_Text">LFNN(&lt;listPoint1&gt;, &lt;listPoint2&gt;, …)</text:p>
      <text:p text:style-name="Text_20_body">Returns the first non null point from a list of points.</text:p>
      <text:h text:style-name="Heading_20_3" text:outline-level="3">Type LLNN: last not null</text:h>
      <text:p text:style-name="Preformatted_20_Text">LLNN(&lt;listPoint1&gt;, &lt;listPoint2&gt;, …)</text:p>
      <text:p text:style-name="Text_20_body">Returns the last non null point from a list of points.</text:p>
      <text:h text:style-name="Heading_20_2" text:outline-level="2">Logger mark (M) constructors</text:h>
      <text:p text:style-name="Text_20_body">The L constructors return a point defined with a logger mark.</text:p>
      <text:h text:style-name="Heading_20_3" text:outline-level="3">Type MVMD: virtual marker drop</text:h>
      <text:p text:style-name="Preformatted_20_Text">MVMD(&lt;number&gt;, &lt;minTime&gt;, &lt;maxTime&gt;)</text:p>
      <text:p text:style-name="Text_20_body">Returns the first occurrence of the desired virtual marker drop within time limits.</text:p>
      <text:p text:style-name="List_20_Contents">&lt;number&gt; desired marker number</text:p>
      <text:p text:style-name="List_20_Contents">&lt;minTime&gt; lower time limit in format hh:mm:ss</text:p>
      <text:p text:style-name="List_20_Contents">&lt;maxTime&gt; upper time limit in format hh:mm:ss</text:p>
      <text:h text:style-name="Heading_20_3" text:outline-level="3">Type MPDG: pilot declared goal</text:h>
      <text:p text:style-name="Preformatted_20_Text">MPDG(&lt;number&gt;, &lt;minTime&gt;, &lt;maxTime&gt;)</text:p>
      <text:p text:style-name="Text_20_body">Returns the last occurrence of the desired pilot declared goal within time limits.</text:p>
      <text:p text:style-name="List_20_Contents">&lt;number&gt; desired pilot declared goal number</text:p>
      <text:p text:style-name="List_20_Contents">&lt;minTime&gt; lower time limit in format hh:mm:ss</text:p>
      <text:p text:style-name="List_20_Contents">&lt;maxTime&gt; upper time limit in format hh:mm:ss</text:p>
      <text:h text:style-name="Heading_20_2" text:outline-level="2">Track point (T) constructors</text:h>
      <text:p text:style-name="Text_20_body">The T constructors return a point from the track log.</text:p>
      <text:h text:style-name="Heading_20_3" text:outline-level="3">Type TLCH: launch</text:h>
      <text:p text:style-name="Preformatted_20_Text">TLCH()</text:p>
      <text:p text:style-name="Text_20_body">Returns the launch point.</text:p>
      <text:h text:style-name="Heading_20_3" text:outline-level="3">Type TLND: landing</text:h>
      <text:p text:style-name="Preformatted_20_Text">TLND()</text:p>
      <text:p text:style-name="Text_20_body">Returns the landing point.</text:p>
      <text:h text:style-name="Heading_20_3" text:outline-level="3">Type TNP: nearest to point</text:h>
      <text:p text:style-name="Preformatted_20_Text">TNP(&lt;pointName&gt;[, &lt;maxTime&gt;])</text:p>
      <text:p text:style-name="Text_20_body"><text:soft-page-break/>Returns the closest valid track point to the specified point before the specified time.</text:p>
      <text:p text:style-name="List_20_Contents">&lt;pointName&gt; is the name of a previously defined point</text:p>
      <text:p text:style-name="List_20_Contents">&lt;maxTime&gt; desired time limit in format hh:mm:ss. This parameter is optional</text:p>
      <text:h text:style-name="Heading_20_3" text:outline-level="3">Type TNL: nearest to point list</text:h>
      <text:p text:style-name="Preformatted_20_Text">TNL(&lt;listPoint1&gt;, &lt;listPoint2&gt;, ...[, &lt;maxTime&gt;])</text:p>
      <text:p text:style-name="Text_20_body">Returns the closest valid track point to any the specified points before the specified time.</text:p>
      <text:p text:style-name="List_20_Contents">&lt;listPoint&gt; is the name of another previously defined point</text:p>
      <text:p text:style-name="List_20_Contents">&lt;maxTime&gt; desired time limit in format hh:mm:ss. This parameter is optional</text:p>
      <text:h text:style-name="Heading_20_3" text:outline-level="3">Type TDT: delayed in time</text:h>
      <text:p text:style-name="Preformatted_20_Text">TDT(&lt;pointName&gt;, &lt;timeDelay&gt;[, &lt;maxTime&gt;])</text:p>
      <text:p text:style-name="Text_20_body">If &lt;maxTime&gt; is not specified, returns the first valid track point after &lt;timeDelay&gt; minutes have elapsed over the desired point time.</text:p>
      <text:p text:style-name="Text_20_body">If &lt;maxTime&gt; is <text:s/>specified, returns the last valid track point after &lt;timeDelay&gt; minutes have elapsed over <text:s/>the desired point time but before &lt;maxTime&gt;.</text:p>
      <text:p text:style-name="List_20_Contents">&lt;pointName&gt; is the name of another previously defined point</text:p>
      <text:p text:style-name="List_20_Contents">&lt;timeDelay&gt; desired time delay in minutes</text:p>
      <text:p text:style-name="List_20_Contents">&lt;maxTtime&gt; desired time limit in format hh:mm:ss. This parameter is optional</text:p>
      <text:h text:style-name="Heading_20_3" text:outline-level="3">Type TDD: delayed in distance</text:h>
      <text:p text:style-name="Preformatted_20_Text">TDD(&lt;pointName&gt;, &lt;distanceDelay&gt;[, &lt;maxTime&gt;])</text:p>
      <text:p text:style-name="Text_20_body">If &lt;maxTime&gt; is not specified, returns the first valid track point farther than &lt;distanceDelay&gt; from the desired point.</text:p>
      <text:p text:style-name="Text_20_body">If &lt;maxTime&gt; is <text:s/>specified, returns the last valid track point before &lt;maxTime&gt; farther than &lt;distanceDelay&gt; from the desired point.</text:p>
      <text:p text:style-name="List_20_Contents">&lt;pointName&gt; is the name of another previously defined point</text:p>
      <text:p text:style-name="List_20_Contents">&lt;distanceDelay&gt; desired distance delay in meters</text:p>
      <text:p text:style-name="List_20_Contents">&lt;maxTime&gt; desired time limit in format hh:mm:ss. This parameter is optional</text:p>
      <text:h text:style-name="Heading_20_3" text:outline-level="3">Type TAFI: area first in</text:h>
      <text:p text:style-name="Preformatted_20_Text">TAFI(&lt;areaName&gt;, &lt;minTime&gt;, &lt;maxTime&gt;, &lt;minAlt&gt;, &lt;maxAlt&gt;)</text:p>
      <text:p text:style-name="Text_20_body">Returns the first valid track point after entering the area for the first time within time and altitude limits.</text:p>
      <text:p text:style-name="List_20_Contents">&lt;areaName&gt; is the name of a previously defined area</text:p>
      <text:p text:style-name="List_20_Contents">&lt;minTime&gt; is the minimum validity time in format hh:mm:ss</text:p>
      <text:p text:style-name="List_20_Contents">&lt;maxTime&gt; is the maximum validity time in format hh:mm:ss</text:p>
      <text:p text:style-name="List_20_Contents">&lt;minAlt&gt; is the minimum altitude for validity in feet</text:p>
      <text:p text:style-name="List_20_Contents">&lt;maxAlt&gt; is the maximum altitude for validity in feet</text:p>
      <text:h text:style-name="Heading_20_3" text:outline-level="3"><text:soft-page-break/>Type TAFO: area first out</text:h>
      <text:p text:style-name="Preformatted_20_Text">TAFO(&lt;areaName&gt;, &lt;minTime&gt;, &lt;maxTime&gt;, &lt;minAlt&gt;, &lt;maxAlt&gt;)</text:p>
      <text:p text:style-name="Text_20_body">Returns the last valid track point before exiting the area for the first time within time and altitude limits.</text:p>
      <text:p text:style-name="List_20_Contents">&lt;areaName&gt; is the name of a previously defined area</text:p>
      <text:p text:style-name="List_20_Contents">&lt;minTime&gt; is the minimum validity time in format hh:mm:ss</text:p>
      <text:p text:style-name="List_20_Contents">&lt;maxTime&gt; is the maximum validity time in format hh:mm:ss</text:p>
      <text:p text:style-name="List_20_Contents">&lt;minAlt&gt; is the minimum altitude for validity in feet</text:p>
      <text:p text:style-name="List_20_Contents">&lt;maxAlt&gt; is the maximum altitude for validity in feet</text:p>
      <text:h text:style-name="Heading_20_3" text:outline-level="3">Type TALI: area last in</text:h>
      <text:p text:style-name="Preformatted_20_Text">TALI(&lt;areaName&gt;, &lt;minTime&gt;, &lt;maxTime&gt;, &lt;minAlt&gt;, &lt;maxAlt&gt;)</text:p>
      <text:p text:style-name="Text_20_body">Returns the first valid track point after entering the area for the last time within time and altitude limits.</text:p>
      <text:p text:style-name="List_20_Contents">&lt;areaName&gt; is the name of a previously defined area</text:p>
      <text:p text:style-name="List_20_Contents">&lt;minTime&gt; is the minimum validity time in format hh:mm:ss</text:p>
      <text:p text:style-name="List_20_Contents">&lt;maxTime&gt; is the maximum validity time in format hh:mm:ss</text:p>
      <text:p text:style-name="List_20_Contents">&lt;minAlt&gt; is the minimum altitude for validity in feet</text:p>
      <text:p text:style-name="List_20_Contents">&lt;maxAlt&gt; is the maximum altitude for validity in feet</text:p>
      <text:h text:style-name="Heading_20_3" text:outline-level="3">Type TALO: area last out</text:h>
      <text:p text:style-name="Preformatted_20_Text">TALO(&lt;areaName&gt;, &lt;minTime&gt;, &lt;maxTime&gt;, &lt;minAlt&gt;, &lt;maxAlt&gt;)</text:p>
      <text:p text:style-name="Text_20_body">Returns the first valid track point before exiting the area for the last time within time and altitude limits.</text:p>
      <text:p text:style-name="List_20_Contents">&lt;areaName&gt; is the name of a previously defined area</text:p>
      <text:p text:style-name="List_20_Contents">&lt;minTime&gt; is the minimum validity time in format hh:mm:ss</text:p>
      <text:p text:style-name="List_20_Contents">&lt;maxTime&gt; is the maximum validity time in format hh:mm:ss</text:p>
      <text:p text:style-name="List_20_Contents">&lt;minAlt&gt; is the minimum altitude for validity in feet</text:p>
      <text:p text:style-name="List_20_Contents">&lt;maxAlt&gt; is the maximum altitude for validity in feet</text:p>
      <text:h text:style-name="Heading_20_2" text:outline-level="2">Display modes</text:h>
      <text:p text:style-name="Preformatted_20_Text">&lt;displayMode&gt;(&lt;display params&gt;)</text:p>
      <text:p text:style-name="Text_20_body">The display mode is optional. If it is not specified, WAYPOINT(blue) is used.</text:p>
      <text:h text:style-name="Heading_20_3" text:outline-level="3">Mode NONE</text:h>
      <text:p text:style-name="Preformatted_20_Text">NONE()</text:p>
      <text:p text:style-name="Text_20_body">The point will not be displayed.</text:p>
      <text:h text:style-name="Heading_20_3" text:outline-level="3">Mode WAYPOINT</text:h>
      <text:p text:style-name="Preformatted_20_Text">WAYPOINT([&lt;color&gt;])</text:p>
      <text:p text:style-name="Text_20_body">Displays a waypoint map overlay.</text:p>
      <text:p text:style-name="List_20_Contents"><text:soft-page-break/>&lt;color&gt; is one of blue, brown, gray, green, orange, pink, red, violet, white, yellow. If no color is specified, blue will be used.</text:p>
      <text:h text:style-name="Heading_20_3" text:outline-level="3">Mode TARGET</text:h>
      <text:p text:style-name="Preformatted_20_Text">TARGET(&lt;radius&gt;[, &lt;color&gt;])</text:p>
      <text:p text:style-name="Text_20_body">Displays a target map overlay with a circular area of given radius.</text:p>
      <text:p text:style-name="List_20_Contents">&lt;radius&gt; circular area radius in meters.</text:p>
      <text:p text:style-name="List_20_Contents">&lt;color&gt; is one of blue, brown, gray, green, orange, pink, red, violet, white, yellow. If no color is specified, blue will be used.</text:p>
      <text:h text:style-name="Heading_20_3" text:outline-level="3">Mode MARKER</text:h>
      <text:p text:style-name="Preformatted_20_Text">MARKER([&lt;color&gt;])</text:p>
      <text:p text:style-name="Text_20_body">Displays a flag map overlay.</text:p>
      <text:p text:style-name="List_20_Contents">&lt;color&gt; is one of blue, brown, gray, green, orange, pink, red, violet, white, yellow. If no color is specified, blue will be used.</text:p>
      <text:h text:style-name="Heading_20_3" text:outline-level="3">Mode CROSSHAIR</text:h>
      <text:p text:style-name="Preformatted_20_Text">CROSSSHAIR([&lt;color&gt;])</text:p>
      <text:p text:style-name="Text_20_body">Displays a crosshair map overlay.</text:p>
      <text:p text:style-name="List_20_Contents">&lt;color&gt; is one of blue, brown, gray, green, orange, pink, red, violet, white, yellow. If no color is specified, blue will be used.</text:p>
      <text:h text:style-name="Heading_20_2" text:outline-level="2">Examples</text:h>
      <text:p text:style-name="Preformatted_20_Text">point LAUNCH = TLCH() WAYPOINT(green)<text:line-break/>point LANDING = TLND() WAYPOINT(red)<text:line-break/>point G12 = SLL(42.12, 3.23, 1500) TARGET(100, green)<text:line-break/>point G13 = SUTM(31, T, 235123, 4612153, 850) TARGET(100, green)<text:line-break/>point Best = TNL(G12,G13,10:30:00) MARKER(green)</text:p>
      <text:h text:style-name="Heading_20_1" text:outline-level="1">RESULT</text:h>
      <text:p text:style-name="Preformatted_20_Text">RESULT &lt;resultName&gt; = &lt;resultType&gt;(&lt;result params&gt;)</text:p>
      <text:h text:style-name="Heading_20_2" text:outline-level="2">Constructors</text:h>
      <text:p text:style-name="Preformatted_20_Text">&lt;resultType&gt;(<text:span text:style-name="T1">&lt;taskName&gt;, </text:span>&lt;result params&gt;)</text:p>
      <text:p text:style-name="List_20_Contents"><text:span text:style-name="T2">&lt;taskName&gt; name of the task this result will be assigned to.</text:span></text:p>
      <text:h text:style-name="Heading_20_3" text:outline-level="3">Type D2D: distance in 2D</text:h>
      <text:h text:style-name="Heading_20_3" text:outline-level="3">Type D3D: distance in 3D</text:h>
      <text:h text:style-name="Heading_20_3" text:outline-level="3">Type DAD: altitude dependent distance</text:h>
      <text:h text:style-name="Heading_20_3" text:outline-level="3">Type DRAD: relative altitude dependent distance</text:h>
      <text:h text:style-name="Heading_20_3" text:outline-level="3">Type DACC: accumulated distance</text:h>
      <text:h text:style-name="Heading_20_3" text:outline-level="3">Type TSEC: time in seconds</text:h>
      <text:h text:style-name="Heading_20_3" text:outline-level="3">Type TMIN: time in minutes</text:h>
      <text:h text:style-name="Heading_20_3" text:outline-level="3">Type ATRI: area of triangle</text:h>
      <text:h text:style-name="Heading_20_3" text:outline-level="3">Type ANG3P: angle between 3 points</text:h>
      <text:h text:style-name="Heading_20_3" text:outline-level="3">Type ANGN: angle to the north</text:h>
      <text:h text:style-name="Heading_20_3" text:outline-level="3">Type ANGSD: angle to a set direction</text:h>
      <text:h text:style-name="Heading_20_2" text:outline-level="2"><text:span text:style-name="T3">Examples</text:span></text:h>
      <text:p text:style-name="Preformatted_20_Text"><text:span text:style-name="T3">RESULT Task3Result=DRAD(Task3JDG,Task3Marker,Task3Target,500)</text:span></text:p>
      <text:h text:style-name="P5" text:outline-level="1"><text:span text:style-name="T6">FILTER</text:span></text:h>
      <text:p text:style-name="P3"><text:span text:style-name="T6">Apply a filter to the valid track points for the current task. </text:span><text:span text:style-name="T7">Points filtered out are not considered in further computations. </text:span><text:span text:style-name="T8">Successive filters in the same task are accumulated.</text:span></text:p>
      <text:p text:style-name="P7"><text:span text:style-name="T5">FILTER &lt;name&gt; = &lt;filterType&gt;(&lt;filter params&gt;)</text:span></text:p>
      <text:h text:style-name="P9" text:outline-level="2"><text:span text:style-name="T6">Constructors</text:span></text:h>
      <text:h text:style-name="P14" text:outline-level="3"><text:span text:style-name="T6">INSIDEAREA</text:span></text:h>
      <text:p text:style-name="P7"><text:span text:style-name="T5">INSIDEAREA(&lt;areaName&gt;)</text:span></text:p>
      <text:p text:style-name="P3"><text:span text:style-name="T6">Selects all the track points inside the specified area.</text:span></text:p>
      <text:p text:style-name="P13"><text:span text:style-name="T5">&lt;areaName&gt; </text:span><text:span text:style-name="T6">is the name of a previously defined area</text:span></text:p>
      <text:h text:style-name="P14" text:outline-level="3"><text:span text:style-name="T6">OUTSIDEAREA</text:span></text:h>
      <text:p text:style-name="P7"><text:span text:style-name="T6">OUT</text:span><text:span text:style-name="T5">SIDEAREA(&lt;areaName&gt;)</text:span></text:p>
      <text:p text:style-name="P3"><text:span text:style-name="T6">Selects all the track points outside the specified area.</text:span></text:p>
      <text:p text:style-name="P13"><text:span text:style-name="T5">&lt;areaName&gt; </text:span><text:span text:style-name="T6">is the name of a previously defined area</text:span></text:p>
      <text:h text:style-name="P14" text:outline-level="3"><text:span text:style-name="T6">BEFORETIME</text:span></text:h>
      <text:p text:style-name="P7"><text:span text:style-name="T5">BEFORETIME(&lt;time&gt; </text:span><text:span text:style-name="T6">| &lt;pointName&gt;)</text:span></text:p>
      <text:p text:style-name="P3"><text:span text:style-name="T6">Selects all the track points earlier than specified time or point.</text:span></text:p>
      <text:p text:style-name="P13"><text:span text:style-name="T6">&lt;time&gt; desired time in hh:mm:ss</text:span></text:p>
      <text:p text:style-name="P13"><text:span text:style-name="T6">&lt;pointName&gt; is the name of a previously defined point</text:span></text:p>
      <text:h text:style-name="P14" text:outline-level="3"><text:span text:style-name="T6">AFTERTIME</text:span></text:h>
      <text:p text:style-name="P7"><text:span text:style-name="T6">AFTERTIME(&lt;time&gt;</text:span><text:span text:style-name="T5"> </text:span><text:span text:style-name="T6">| &lt;pointName&gt;)</text:span></text:p>
      <text:p text:style-name="P3"><text:span text:style-name="T6">Selects all the track points later than specified time or point.</text:span></text:p>
      <text:p text:style-name="P13"><text:span text:style-name="T6">&lt;time&gt; desired time in hh:mm:ss</text:span></text:p>
      <text:p text:style-name="P13"><text:span text:style-name="T6">&lt;pointName&gt; is the name of a previously defined point</text:span></text:p>
      <text:h text:style-name="P14" text:outline-level="3"><text:span text:style-name="T6">NONE</text:span></text:h>
      <text:p text:style-name="P7"><text:span text:style-name="T6">NONE()</text:span></text:p>
      <text:p text:style-name="P3"><text:span text:style-name="T6">Clears all the filters for the current task. </text:span><text:span text:style-name="T7">Previous computations are not affected.</text:span></text:p>
      <text:h text:style-name="P10" text:outline-level="2"><text:span text:style-name="T9">Examples</text:span></text:h>
      <text:p text:style-name="Preformatted_20_Text"><text:span text:style-name="T8">FILTER InArea = INSIDEAREA(GBMArea)<text:line-break/>FILTER Before10:00 = BEFORETIME(10:00:00)</text:span></text:p>
      <text:h text:style-name="P4" text:outline-level="1"><text:span text:style-name="T4">Full task examples</text:span></text:h>
      <text:h text:style-name="Heading_20_2" text:outline-level="2">Judge Declared Goal</text:h>
      <text:p text:style-name="P6">TASK Task02JDG = JDG()<text:line-break/>POINT Task02target=UTM(31T,325000,4612000,650)<text:line-break/>POINT Task02marker=MVMD(2,00:00:00,23:59:59)<text:line-break/>RESULT Task02result=DRAD(Task02JDG,Task02target,Task02marker,500)</text:p>
      <text:p text:style-name="P2">The first line defines the target. The second line defines the logger marker drop #2 with no time limits. The third line computes the result, a relative altitude dependent distance with an altitude limit of 500ft. The fourth line assigns the result to the task.</text:p>
      <text:h text:style-name="Heading_20_2" text:outline-level="2">Hesitation Waltz with logger marker drop</text:h>
      <text:p text:style-name="P6">TASK Task03HWZ=HWZ()<text:line-break/>POINT T<text:span text:style-name="T1">ask03t</text:span>1=UTM(31T,325000,4612000,650)<text:line-break/>POINT T<text:span text:style-name="T1">ask03t</text:span>2=UTM(31T,325500,4612000,650)<text:line-break/>POINT T<text:span text:style-name="T1">ask03t</text:span>3=UTM(31T,325000,4612500,650)<text:line-break/>POINT <text:span text:style-name="T1">Task03m</text:span>arker=MVMD(3,00:00:00,23:59:59)<text:line-break/>POINT Target=LNP(<text:span text:style-name="T1">Task03m</text:span>arker,T<text:span text:style-name="T1">ask03t</text:span>1,T<text:span text:style-name="T1">ask03t2</text:span>,T<text:span text:style-name="T1">ask03t3</text:span>)<text:line-break/>RESULT Result=D3D(Task03HWZ,Marker,Target)</text:p>
      <text:p text:style-name="P2"><text:span text:style-name="T3">The first three lines define the targets. The fourth line defines the logger marker drop #3 with no time limits. The fifth line defines the closest target to the marker. The sixth line computes the result, a distance in 3D. The last line assigns the result to the task.</text:span></text:p>
      <text:h text:style-name="P5" text:outline-level="1"><text:span text:style-name="T7">IDEA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0783in" fo:margin-bottom="0.0591in" fo:keep-with-next="always"/>
      <style:text-properties style:font-name="Arial" fo:font-size="10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/>
      <style:text-properties fo:language="en" fo:country="U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937in" fo:margin-bottom="0.0827in" fo:keep-together="always" style:page-number="auto" fo:break-before="page" fo:background-color="transparent" style:shadow="none">
        <style:tab-stops/>
        <style:background-image/>
      </style:paragraph-properties>
      <style:text-properties fo:text-transform="uppercase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0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left="0.3937in" fo:margin-right="0.3937in" fo:margin-top="0.0591in" fo:margin-bottom="0.0984in" fo:text-indent="0in" style:auto-text-indent="false">
        <style:tab-stops/>
      </style:paragraph-properties>
      <style:text-properties style:font-name="Courier New" fo:font-size="10pt" style:font-name-asian="NSimSun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5%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2T15:11:04.65</meta:creation-date>
    <dc:date>2010-10-25T14:36:03</dc:date>
    <meta:editing-duration>PT07H06M52S</meta:editing-duration>
    <meta:editing-cycles>55</meta:editing-cycles>
    <meta:generator>OpenOffice.org/3.2$Linux OpenOffice.org_project/320m19$Build-9505</meta:generator>
    <dc:creator>Toni </dc:creator>
    <meta:document-statistic meta:table-count="0" meta:image-count="0" meta:object-count="0" meta:page-count="14" meta:paragraph-count="291" meta:word-count="1991" meta:character-count="12924"/>
  </office:meta>
</office:document-meta>
</file>